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2079in" svg:y="0.3846in">
            <draw:object draw:notify-on-update-of-ranges="Sheet1.A3:Sheet1.A3 Sheet1.A4:Sheet1.A6 Sheet1.B3:Sheet1.B3 Sheet1.B4:Sheet1.B6 Sheet1.A3:Sheet1.A3 Sheet1.A4:Sheet1.A6 Sheet1.C3:Sheet1.C3 Sheet1.C4:Sheet1.C6 Sheet1.A3:Sheet1.A3 Sheet1.A4:Sheet1.A6 Sheet1.D3:Sheet1.D3 Sheet1.D4:Sheet1.D6 Sheet1.A3:Sheet1.A3 Sheet1.A4:Sheet1.A6 Sheet1.E3:Sheet1.E3 Sheet1.E4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czba elementów</text:p>
          </table:table-cell>
          <table:table-cell office:value-type="string" calcext:value-type="string">
            <text:p>dodawanie</text:p>
          </table:table-cell>
          <table:table-cell office:value-type="string" calcext:value-type="string">
            <text:p>odejmowanie</text:p>
          </table:table-cell>
          <table:table-cell office:value-type="string" calcext:value-type="string">
            <text:p>mnożenie</text:p>
          </table:table-cell>
          <table:table-cell office:value-type="string" calcext:value-type="string">
            <text:p>dzieleni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167" calcext:value-type="float">
            <text:p>1.167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15" calcext:value-type="float">
            <text:p>1.15</text:p>
          </table:table-cell>
          <table:table-cell office:value-type="float" office:value="1.1612" calcext:value-type="float">
            <text:p>1.16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.3257" calcext:value-type="float">
            <text:p>2.3257</text:p>
          </table:table-cell>
          <table:table-cell office:value-type="float" office:value="2.3118" calcext:value-type="float">
            <text:p>2.3118</text:p>
          </table:table-cell>
          <table:table-cell office:value-type="float" office:value="2.956" calcext:value-type="float">
            <text:p>2.956</text:p>
          </table:table-cell>
          <table:table-cell office:value-type="float" office:value="2.4266" calcext:value-type="float">
            <text:p>2.42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651" calcext:value-type="float">
            <text:p>4.651</text:p>
          </table:table-cell>
          <table:table-cell office:value-type="float" office:value="4.6166" calcext:value-type="float">
            <text:p>4.6166</text:p>
          </table:table-cell>
          <table:table-cell office:value-type="float" office:value="4.6431" calcext:value-type="float">
            <text:p>4.6431</text:p>
          </table:table-cell>
          <table:table-cell office:value-type="float" office:value="4.7134" calcext:value-type="float">
            <text:p>4.7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30T02:06:53.159149486</meta:creation-date>
    <dc:date>2023-04-30T02:20:04.521082625</dc:date>
    <meta:editing-duration>PT13M10S</meta:editing-duration>
    <meta:editing-cycles>3</meta:editing-cycles>
    <meta:generator>LibreOffice/6.4.7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3.454cm" style:legend-expansion="high" chart:style-name="ch2"/>
        <chart:plot-area chart:style-name="ch3" table:cell-range-address="Sheet1.A3:Sheet1.E6" chart:data-source-has-labels="row" svg:x="0.32cm" svg:y="0.18cm" svg:width="12.032cm" svg:height="8.64cm">
          <chartooo:coordinate-region svg:x="1.047cm" svg:y="0.379cm" svg:width="10.9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" chart:label-cell-address="Sheet1.B3:Sheet1.B3" chart:class="chart:scatter">
            <chart:domain table:cell-range-address="Sheet1.A4:Sheet1.A6"/>
            <chart:data-point chart:repeated="3"/>
          </chart:series>
          <chart:series chart:style-name="ch7" chart:values-cell-range-address="Sheet1.C4:Sheet1.C6" chart:label-cell-address="Sheet1.C3:Sheet1.C3" chart:class="chart:scatter">
            <chart:data-point chart:repeated="3"/>
          </chart:series>
          <chart:series chart:style-name="ch8" chart:values-cell-range-address="Sheet1.D4:Sheet1.D6" chart:label-cell-address="Sheet1.D3:Sheet1.D3" chart:class="chart:scatter">
            <chart:data-point chart:repeated="3"/>
          </chart:series>
          <chart:series chart:style-name="ch9" chart:values-cell-range-address="Sheet1.E4:Sheet1.E6" chart:label-cell-address="Sheet1.E3:Sheet1.E3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odawanie</text:p>
                <draw:g>
                  <svg:desc>Sheet1.B3:Sheet1.B3</svg:desc>
                </draw:g>
              </table:table-cell>
              <table:table-cell office:value-type="string">
                <text:p>odejmowanie</text:p>
                <draw:g>
                  <svg:desc>Sheet1.C3:Sheet1.C3</svg:desc>
                </draw:g>
              </table:table-cell>
              <table:table-cell office:value-type="string">
                <text:p>mnożenie</text:p>
                <draw:g>
                  <svg:desc>Sheet1.D3:Sheet1.D3</svg:desc>
                </draw:g>
              </table:table-cell>
              <table:table-cell office:value-type="string">
                <text:p>dzieleni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A4:Sheet1.A6</svg:desc>
                </draw:g>
              </table:table-cell>
              <table:table-cell office:value-type="float" office:value="1.167">
                <text:p>1.167</text:p>
                <draw:g>
                  <svg:desc>Sheet1.B4:Sheet1.B6</svg:desc>
                </draw:g>
              </table:table-cell>
              <table:table-cell office:value-type="float" office:value="1.1704">
                <text:p>1.1704</text:p>
                <draw:g>
                  <svg:desc>Sheet1.C4:Sheet1.C6</svg:desc>
                </draw:g>
              </table:table-cell>
              <table:table-cell office:value-type="float" office:value="1.15">
                <text:p>1.15</text:p>
                <draw:g>
                  <svg:desc>Sheet1.D4:Sheet1.D6</svg:desc>
                </draw:g>
              </table:table-cell>
              <table:table-cell office:value-type="float" office:value="1.1612">
                <text:p>1.1612</text:p>
                <draw:g>
                  <svg:desc>Sheet1.E4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2.3257">
                <text:p>2.3257</text:p>
              </table:table-cell>
              <table:table-cell office:value-type="float" office:value="2.3118">
                <text:p>2.3118</text:p>
              </table:table-cell>
              <table:table-cell office:value-type="float" office:value="2.956">
                <text:p>2.956</text:p>
              </table:table-cell>
              <table:table-cell office:value-type="float" office:value="2.4266">
                <text:p>2.4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4.651">
                <text:p>4.651</text:p>
              </table:table-cell>
              <table:table-cell office:value-type="float" office:value="4.6166">
                <text:p>4.6166</text:p>
              </table:table-cell>
              <table:table-cell office:value-type="float" office:value="4.6431">
                <text:p>4.6431</text:p>
              </table:table-cell>
              <table:table-cell office:value-type="float" office:value="4.7134">
                <text:p>4.7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